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4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ufgaben:</text:p>
      <text:list xml:id="list8074329793179104024" text:style-name="L1">
        <text:list-item>
          <text:p text:style-name="P1">Mehr Tests (jeden Test 30 mal)durchführen, um festzustellen, welche Inputgröße der Parkplatzbilder zur höchsten Genauigkeit führen. Um ein genaueres Ergebnis zu erzielen</text:p>
        </text:list-item>
      </text:list>
      <text:p text:style-name="Standard"/>
      <text:p text:style-name="Standard">Vorgehen:</text:p>
      <text:list xml:id="list1536598894233188979" text:style-name="L2">
        <text:list-item>
          <text:p text:style-name="P2">Wie im Sprint zuvor wird mit Google Colab gearbeitet.</text:p>
        </text:list-item>
        <text:list-item>
          <text:p text:style-name="P2">Es werden nun nicht mehr so viele verschiedene Tests wie möglich durchgeführt, sondern die aus Sprint 2 anscheinend wichtigsten Tests mehrmals durchgeführt, um einen Durchschnittswert zu berechnen.</text:p>
        </text:list-item>
      </text:list>
      <text:p text:style-name="Standard"/>
      <text:p text:style-name="Standard">Ergebnis: </text:p>
      <text:list xml:id="list3297302758654568699" text:style-name="L4">
        <text:list-item>
          <text:p text:style-name="P3">Es ist Nahezu kein Unterschied wenn man die Inputgröße ändert.</text:p>
          <text:p text:style-name="P3"/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it-Aurel Ehlers</meta:initial-creator>
    <meta:creation-date>2019-05-15T17:32:47.98</meta:creation-date>
    <dc:date>2019-06-06T14:28:24.84</dc:date>
    <dc:creator>Pit-Aurel Ehlers</dc:creator>
    <meta:editing-duration>PT12M7S</meta:editing-duration>
    <meta:editing-cycles>1</meta:editing-cycles>
    <meta:generator>OpenOffice/4.1.5$Win32 OpenOffice.org_project/415m1$Build-9789</meta:generator>
    <meta:document-statistic meta:table-count="0" meta:image-count="0" meta:object-count="0" meta:page-count="1" meta:paragraph-count="7" meta:word-count="75" meta:character-count="513"/>
  </office:meta>
</office:document-meta>
</file>